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color="#dd4814" draw:fill="solid" draw:fill-color="#dd4814" draw:textarea-horizontal-align="justify" draw:textarea-vertical-align="middle" draw:auto-grow-height="false"/>
    </style:style>
    <style:style style:name="gr3" style:family="graphic" style:parent-style-name="standard">
      <style:graphic-properties svg:stroke-color="#ff950e" draw:fill="solid" draw:fill-color="#ff950e" draw:textarea-horizontal-align="justify" draw:textarea-vertical-align="middle" draw:auto-grow-height="false"/>
    </style:style>
    <style:style style:name="gr4" style:family="graphic" style:parent-style-name="objectwithoutfill">
      <style:graphic-properties svg:stroke-color="#ff950e" draw:marker-end="Arrow" draw:marker-end-width="0.3cm" draw:fill="none" draw:fill-color="#dd4814" draw:textarea-vertical-align="middle"/>
    </style:style>
    <style:style style:name="gr5" style:family="graphic" style:parent-style-name="objectwithoutfill">
      <style:graphic-properties svg:stroke-color="#dd4814" draw:marker-end="Arrow" draw:marker-end-width="0.3cm" draw:fill="none" draw:fill-color="#dd4814" draw:textarea-vertical-align="middle"/>
    </style:style>
    <style:style style:name="gr6" style:family="graphic" style:parent-style-name="objectwithoutfill">
      <style:graphic-properties svg:stroke-color="#729fcf" draw:marker-end="Arrow" draw:marker-end-width="0.3cm" draw:fill="none" draw:fill-color="#dd4814" draw:textarea-vertical-align="middle"/>
    </style:style>
    <style:style style:name="gr7" style:family="graphic" style:parent-style-name="objectwithoutfill">
      <style:graphic-properties draw:marker-end="Arrow" draw:marker-end-width="0.3cm" draw:fill="none" draw:fill-color="#dd4814" draw:textarea-vertical-align="middle"/>
    </style:style>
    <style:style style:name="gr8" style:family="graphic" style:parent-style-name="standard">
      <style:graphic-properties svg:stroke-color="#aecf00" draw:fill="solid" draw:fill-color="#aecf00" draw:textarea-horizontal-align="justify" draw:textarea-vertical-align="middle" draw:auto-grow-height="false"/>
    </style:style>
    <style:style style:name="gr9" style:family="graphic" style:parent-style-name="objectwithoutfill">
      <style:graphic-properties svg:stroke-width="0.04cm" svg:stroke-color="#aecf00" draw:marker-start-width="0.26cm" draw:marker-end="Arrowhead_20_1" draw:marker-end-width="0.36cm" draw:fill="none" draw:fill-color="#dd4814" draw:textarea-vertical-align="middle" fo:padding-top="0.145cm" fo:padding-bottom="0.145cm" fo:padding-left="0.27cm" fo:padding-right="0.27cm"/>
    </style:style>
    <style:style style:name="gr10" style:family="graphic" style:parent-style-name="Obiekt_20_bez_20_wypełnienia_20_i_20_bez_20_linii">
      <style:graphic-properties draw:textarea-vertical-align="middle" draw:ole-draw-aspect="1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0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cm"/>
    </style:style>
    <style:style style:name="gr17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18" style:family="graphic" style:parent-style-name="standard">
      <style:graphic-properties svg:stroke-color="#000000" draw:fill="solid" draw:fill-color="#579d1c" draw:textarea-horizontal-align="justify" draw:textarea-vertical-align="middle" draw:auto-grow-height="false"/>
    </style:style>
    <style:style style:name="gr19" style:family="graphic" style:parent-style-name="objectwithoutfill">
      <style:graphic-properties svg:stroke-width="0.1cm" svg:stroke-color="#000000" draw:fill="none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svg:stroke-width="0cm" svg:stroke-color="#000000" draw:fill="solid" draw:fill-color="#dd4814" draw:textarea-horizontal-align="justify" draw:textarea-vertical-align="middle" draw:auto-grow-height="false"/>
    </style:style>
    <style:style style:name="gr21" style:family="graphic" style:parent-style-name="standard">
      <style:graphic-properties svg:stroke-width="0cm" svg:stroke-color="#000000" draw:fill="solid" draw:fill-color="#ff950e"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style:text-properties fo:font-size="13pt" style:font-size-asian="13pt" style:font-size-complex="13pt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0.482cm" svg:height="0.482cm" svg:x="5.218cm" svg:y="11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82cm" svg:height="0.482cm" svg:x="15.1cm" svg:y="10.4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82cm" svg:height="0.482cm" svg:x="12.9cm" svg:y="13.5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5.7cm" svg:y1="11.3cm" svg:x2="12.9cm" svg:y2="13.7cm">
          <text:p/>
        </draw:line>
        <draw:line draw:style-name="gr5" draw:text-style-name="P1" draw:layer="layout" svg:x1="5.7cm" svg:y1="11.2cm" svg:x2="15.1cm" svg:y2="10.7cm">
          <text:p/>
        </draw:line>
        <draw:line draw:style-name="gr6" draw:text-style-name="P1" draw:layer="layout" svg:x1="5.4cm" svg:y1="11cm" svg:x2="4.4cm" svg:y2="5.2cm">
          <text:p/>
        </draw:line>
        <draw:line draw:style-name="gr7" draw:text-style-name="P1" draw:layer="layout" svg:x1="5.4cm" svg:y1="11cm" svg:x2="4.8cm" svg:y2="7.6cm">
          <text:p/>
        </draw:line>
        <draw:line draw:style-name="gr7" draw:text-style-name="P1" draw:layer="layout" svg:x1="4.8cm" svg:y1="7.6cm" svg:x2="8.5cm" svg:y2="7.4cm">
          <text:p/>
        </draw:line>
        <draw:line draw:style-name="gr7" draw:text-style-name="P1" draw:layer="layout" svg:x1="8.4cm" svg:y1="7.4cm" svg:x2="11.8cm" svg:y2="8.6cm">
          <text:p/>
        </draw:line>
        <draw:custom-shape draw:style-name="gr8" draw:text-style-name="P1" draw:layer="layout" svg:width="0.482cm" svg:height="0.482cm" svg:x="11.718cm" svg:y="8.4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5.7cm" svg:y1="11.1cm" svg:x2="11.8cm" svg:y2="8.8cm">
          <text:p/>
        </draw:line>
        <draw:frame draw:style-name="gr10" draw:text-style-name="P1" draw:layer="layout" svg:width="0.827cm" svg:height="0.729cm" svg:x="3.6cm" svg:y="5.55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0" draw:text-style-name="P1" draw:layer="layout" svg:width="1.315cm" svg:height="0.729cm" svg:x="12.3cm" svg:y="8.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0" draw:text-style-name="P1" draw:layer="layout" svg:width="0.959cm" svg:height="0.729cm" svg:x="15.3cm" svg:y="10.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0" draw:text-style-name="P1" draw:layer="layout" svg:width="0.925cm" svg:height="0.729cm" svg:x="13.3cm" svg:y="13.6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0" draw:text-style-name="P1" draw:layer="layout" svg:width="1.374cm" svg:height="0.728cm" svg:x="3.9cm" svg:y="8.871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0" draw:text-style-name="P1" draw:layer="layout" svg:width="2.014cm" svg:height="0.728cm" svg:x="7.986cm" svg:y="12.7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0" draw:text-style-name="P1" draw:layer="layout" svg:width="2.047cm" svg:height="0.728cm" svg:x="10.186cm" svg:y="11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0" draw:text-style-name="P1" draw:layer="layout" svg:width="0.827cm" svg:height="0.729cm" svg:x="4.4cm" svg:y="11.3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0" draw:text-style-name="P1" draw:layer="layout" svg:width="3.085cm" svg:height="0.738cm" svg:x="5.115cm" svg:y="6.7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0" draw:text-style-name="P1" draw:layer="layout" svg:width="3.053cm" svg:height="0.738cm" svg:x="9.1cm" svg:y="7.162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</draw:page>
      <draw:page draw:name="page2" draw:style-name="dp1" draw:master-page-name="Domyślnie">
        <draw:frame draw:style-name="gr11" draw:text-style-name="P2" draw:layer="layout" svg:width="2.839cm" svg:height="1.275cm" svg:x="9.574cm" svg:y="3.537cm">
          <draw:text-box>
            <text:p text:style-name="P1"><text:span text:style-name="T1">Inicjalizacja</text:span></text:p>
            <text:p text:style-name="P1"><text:span text:style-name="T1">populacji</text:span></text:p>
          </draw:text-box>
        </draw:frame>
        <draw:frame draw:style-name="gr11" draw:text-style-name="P2" draw:layer="layout" svg:width="6.877cm" svg:height="1.275cm" svg:x="7.597cm" svg:y="6.062cm">
          <draw:text-box>
            <text:p text:style-name="P1"><text:span text:style-name="T1">Wyliczenie aktualnego</text:span></text:p>
            <text:p text:style-name="P1"><text:span text:style-name="T1">dopasowania każdej cząsteczki</text:span></text:p>
          </draw:text-box>
        </draw:frame>
        <draw:frame draw:style-name="gr11" draw:text-style-name="P2" draw:layer="layout" svg:width="6.166cm" svg:height="1.275cm" svg:x="7.974cm" svg:y="9.037cm">
          <draw:text-box>
            <text:p text:style-name="P1"><text:span text:style-name="T1">Nowa pozycja lepsza </text:span></text:p>
            <text:p text:style-name="P1"><text:span text:style-name="T1">niż poprzednie historyczne?</text:span></text:p>
          </draw:text-box>
        </draw:frame>
        <draw:frame draw:style-name="gr11" draw:text-style-name="P2" draw:layer="layout" svg:width="3.626cm" svg:height="1.275cm" svg:x="13.674cm" svg:y="11.637cm">
          <draw:text-box>
            <text:p text:style-name="P1"><text:span text:style-name="T1">Pozostaw starą</text:span></text:p>
            <text:p text:style-name="P1"><text:span text:style-name="T1">pozycję</text:span></text:p>
          </draw:text-box>
        </draw:frame>
        <draw:frame draw:style-name="gr11" draw:text-style-name="P2" draw:layer="layout" svg:width="4.185cm" svg:height="1.275cm" svg:x="4.289cm" svg:y="11.637cm">
          <draw:text-box>
            <text:p text:style-name="P1"><text:span text:style-name="T1">Uaktualnij pozycję</text:span></text:p>
            <text:p text:style-name="P1"><text:span text:style-name="T1">(particle best) </text:span></text:p>
          </draw:text-box>
        </draw:frame>
        <draw:frame draw:style-name="gr11" draw:text-style-name="P2" draw:layer="layout" svg:width="4.363cm" svg:height="1.275cm" svg:x="8.674cm" svg:y="14.325cm">
          <draw:text-box>
            <text:p text:style-name="P1"><text:span text:style-name="T1">Uaktualnij globalną</text:span><text:span text:style-name="T1"><text:line-break/></text:span><text:span text:style-name="T1">najlepszą pozycję</text:span></text:p>
          </draw:text-box>
        </draw:frame>
        <draw:frame draw:style-name="gr11" draw:text-style-name="P2" draw:layer="layout" svg:width="4.058cm" svg:height="1.275cm" svg:x="8.816cm" svg:y="16.525cm">
          <draw:text-box>
            <text:p text:style-name="P1"><text:span text:style-name="T1">Wylicz prędkość </text:span></text:p>
            <text:p text:style-name="P1"><text:span text:style-name="T1">każdej cząsteczki</text:span></text:p>
          </draw:text-box>
        </draw:frame>
        <draw:frame draw:style-name="gr11" draw:text-style-name="P2" draw:layer="layout" svg:width="5.379cm" svg:height="1.787cm" svg:x="8.121cm" svg:y="19.137cm">
          <draw:text-box>
            <text:p text:style-name="P1"><text:span text:style-name="T1">Wyznacz nową pozycję</text:span></text:p>
            <text:p text:style-name="P1"><text:span text:style-name="T1">w przestrzeni rozwiązań</text:span></text:p>
            <text:p text:style-name="P1"><text:span text:style-name="T1">każdej cząsteczki</text:span></text:p>
          </draw:text-box>
        </draw:frame>
        <draw:frame draw:style-name="gr11" draw:text-style-name="P3" draw:layer="layout" svg:width="5.87cm" svg:height="0.763cm" svg:x="7.9cm" svg:y="23.037cm">
          <draw:text-box>
            <text:p><text:span text:style-name="T1">Warunek stopu spełniony?</text:span></text:p>
          </draw:text-box>
        </draw:frame>
        <draw:custom-shape draw:style-name="gr12" draw:text-style-name="P2" xml:id="id1" draw:id="id1" draw:layer="layout" svg:width="7.4cm" svg:height="2.9cm" svg:x="7.3cm" svg:y="8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2" xml:id="id4" draw:id="id4" draw:layer="layout" svg:width="6.4cm" svg:height="2.5cm" svg:x="7.6cm" svg:y="22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2" xml:id="id3" draw:id="id3" draw:layer="layout" svg:width="4cm" svg:height="1.3cm" svg:x="4.3cm" svg:y="11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xml:id="id2" draw:id="id2" draw:layer="layout" svg:width="3.7cm" svg:height="1.4cm" svg:x="13.6cm" svg:y="11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.9cm" svg:height="1.4cm" svg:x="9.5cm" svg:y="3.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xml:id="id6" draw:id="id6" draw:layer="layout" svg:width="7.1cm" svg:height="1.5cm" svg:x="7.5cm" svg:y="5.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xml:id="id7" draw:id="id7" draw:layer="layout" svg:width="4.4cm" svg:height="1.2cm" svg:x="8.6cm" svg:y="14.36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xml:id="id8" draw:id="id8" draw:layer="layout" svg:width="4.6cm" svg:height="1.4cm" svg:x="8.5cm" svg:y="16.38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xml:id="id9" draw:id="id9" draw:layer="layout" svg:width="5.3cm" svg:height="1.9cm" svg:x="8.147cm" svg:y="19.1cm">
          <text:p/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1.899cm" svg:height="0.763cm" svg:x="15.7cm" svg:y="24.369cm">
          <draw:text-box>
            <text:p><text:span text:style-name="T1">Koniec</text:span></text:p>
          </draw:text-box>
        </draw:frame>
        <draw:custom-shape draw:style-name="gr12" draw:text-style-name="P2" xml:id="id5" draw:id="id5" draw:layer="layout" svg:width="1.8cm" svg:height="1.1cm" svg:x="15.762cm" svg:y="24.2cm">
          <text:p/>
          <draw:enhanced-geometry svg:viewBox="0 0 21600 21600" draw:type="rectangle" draw:enhanced-path="M 0 0 L 21600 0 21600 21600 0 21600 0 0 Z N"/>
        </draw:custom-shape>
        <draw:line draw:style-name="gr13" draw:text-style-name="P2" draw:layer="layout" svg:x1="10.9cm" svg:y1="4.8cm" svg:x2="10.9cm" svg:y2="5.9cm">
          <text:p/>
        </draw:line>
        <draw:line draw:style-name="gr13" draw:text-style-name="P2" draw:layer="layout" svg:x1="10.975cm" svg:y1="7.345cm" svg:x2="10.975cm" svg:y2="8.345cm">
          <text:p/>
        </draw:line>
        <draw:connector draw:style-name="gr13" draw:text-style-name="P2" draw:layer="layout" svg:x1="14.7cm" svg:y1="9.75cm" svg:x2="15.45cm" svg:y2="11.6cm" draw:start-shape="id1" draw:start-glue-point="7" draw:end-shape="id2" draw:end-glue-point="0" svg:d="M14700 9750h750v1850" svg:viewBox="0 0 751 1851">
          <text:p/>
        </draw:connector>
        <draw:connector draw:style-name="gr13" draw:text-style-name="P2" draw:layer="layout" svg:x1="7.3cm" svg:y1="9.75cm" svg:x2="6.3cm" svg:y2="11.6cm" draw:start-shape="id1" draw:start-glue-point="5" draw:end-shape="id3" draw:end-glue-point="0" svg:d="M7300 9750h-1000v1850" svg:viewBox="0 0 1001 1851">
          <text:p/>
        </draw:connector>
        <draw:connector draw:style-name="gr13" draw:text-style-name="P2" draw:layer="layout" svg:x1="14cm" svg:y1="23.45cm" svg:x2="15.762cm" svg:y2="24.75cm" draw:start-shape="id4" draw:start-glue-point="7" draw:end-shape="id5" draw:end-glue-point="3" svg:d="M14000 23450h882v1300h880" svg:viewBox="0 0 1763 1301">
          <text:p/>
        </draw:connector>
        <draw:connector draw:style-name="gr13" draw:text-style-name="P2" draw:layer="layout" draw:line-skew="-3.999cm" svg:x1="7.6cm" svg:y1="23.45cm" svg:x2="7.5cm" svg:y2="6.65cm" draw:start-shape="id4" draw:start-glue-point="5" draw:end-shape="id6" svg:d="M7600 23450h-4600v-16800h4500" svg:viewBox="0 0 4601 16801">
          <text:p/>
        </draw:connector>
        <draw:connector draw:style-name="gr13" draw:text-style-name="P2" draw:layer="layout" svg:x1="6.3cm" svg:y1="12.9cm" svg:x2="10.8cm" svg:y2="14.363cm" draw:start-shape="id3" draw:start-glue-point="2" draw:end-shape="id7" draw:end-glue-point="0" svg:d="M6300 12900v732h4500v731" svg:viewBox="0 0 4501 1464">
          <text:p/>
        </draw:connector>
        <draw:connector draw:style-name="gr13" draw:text-style-name="P2" draw:layer="layout" draw:line-skew="-0.082cm" svg:x1="15.45cm" svg:y1="13cm" svg:x2="10.8cm" svg:y2="14.363cm" draw:start-shape="id2" draw:start-glue-point="2" draw:end-shape="id7" draw:end-glue-point="0" svg:d="M15450 13000v600h-4650v763" svg:viewBox="0 0 4651 1364">
          <text:p/>
        </draw:connector>
        <draw:connector draw:style-name="gr13" draw:text-style-name="P2" draw:layer="layout" svg:x1="10.8cm" svg:y1="15.563cm" svg:x2="10.8cm" svg:y2="16.388cm" draw:start-shape="id7" draw:start-glue-point="2" draw:end-shape="id8" draw:end-glue-point="0" svg:d="M10800 15563v825" svg:viewBox="0 0 1 826">
          <text:p/>
        </draw:connector>
        <draw:connector draw:style-name="gr13" draw:text-style-name="P2" draw:layer="layout" svg:x1="10.8cm" svg:y1="17.788cm" svg:x2="10.797cm" svg:y2="19.1cm" draw:start-shape="id8" draw:start-glue-point="2" draw:end-shape="id9" draw:end-glue-point="0" svg:d="M10800 17788v656h-3v656" svg:viewBox="0 0 4 1313">
          <text:p/>
        </draw:connector>
        <draw:connector draw:style-name="gr13" draw:text-style-name="P2" draw:layer="layout" svg:x1="10.797cm" svg:y1="21cm" svg:x2="10.8cm" svg:y2="22.2cm" draw:start-shape="id9" draw:start-glue-point="2" draw:end-shape="id4" draw:end-glue-point="4" svg:d="M10797 21000v600h3v600" svg:viewBox="0 0 4 1201">
          <text:p/>
        </draw:connector>
        <draw:frame draw:style-name="gr11" draw:text-style-name="P4" draw:layer="layout" svg:width="1.272cm" svg:height="0.806cm" svg:x="6.128cm" svg:y="9.094cm">
          <draw:text-box>
            <text:p><text:span text:style-name="T2">Tak</text:span></text:p>
          </draw:text-box>
        </draw:frame>
        <draw:frame draw:style-name="gr11" draw:text-style-name="P4" draw:layer="layout" svg:width="1.247cm" svg:height="0.806cm" svg:x="14.553cm" svg:y="9.1cm">
          <draw:text-box>
            <text:p><text:span text:style-name="T2">Nie</text:span></text:p>
          </draw:text-box>
        </draw:frame>
        <draw:frame draw:style-name="gr11" draw:text-style-name="P4" draw:layer="layout" svg:width="1.272cm" svg:height="0.806cm" svg:x="13.728cm" svg:y="22.7cm">
          <draw:text-box>
            <text:p><text:span text:style-name="T2">Tak</text:span></text:p>
          </draw:text-box>
        </draw:frame>
        <draw:frame draw:style-name="gr11" draw:text-style-name="P4" draw:layer="layout" svg:width="1.247cm" svg:height="0.806cm" svg:x="6.553cm" svg:y="22.794cm">
          <draw:text-box>
            <text:p><text:span text:style-name="T2">Nie</text:span></text:p>
          </draw:text-box>
        </draw:frame>
      </draw:page>
      <draw:page draw:name="page3" draw:style-name="dp1" draw:master-page-name="Domyślnie">
        <draw:frame draw:style-name="gr11" draw:text-style-name="P2" draw:layer="layout" svg:width="2.839cm" svg:height="1.275cm" svg:x="9.661cm" svg:y="5.437cm">
          <draw:text-box>
            <text:p text:style-name="P1"><text:span text:style-name="T1">Inicjalizacja</text:span></text:p>
            <text:p text:style-name="P1"><text:span text:style-name="T1">populacji</text:span></text:p>
          </draw:text-box>
        </draw:frame>
        <draw:frame draw:style-name="gr11" draw:text-style-name="P2" draw:layer="layout" svg:width="0.502cm" svg:height="1.275cm" svg:x="7.974cm" svg:y="9.037cm">
          <draw:text-box>
            <text:p text:style-name="P1"><text:span text:style-name="T1"/></text:p>
            <text:p text:style-name="P1"><text:span text:style-name="T1"/></text:p>
          </draw:text-box>
        </draw:frame>
        <draw:frame draw:style-name="gr11" draw:text-style-name="P2" draw:layer="layout" svg:width="4.744cm" svg:height="0.763cm" svg:x="8.356cm" svg:y="13.537cm">
          <draw:text-box>
            <text:p text:style-name="P1"><text:span text:style-name="T1">Operacje ewolucyjne</text:span></text:p>
          </draw:text-box>
        </draw:frame>
        <draw:frame draw:style-name="gr11" draw:text-style-name="P2" draw:layer="layout" svg:width="3.779cm" svg:height="0.763cm" svg:x="9.1cm" svg:y="15.6cm">
          <draw:text-box>
            <text:p text:style-name="P1"><text:span text:style-name="T1">Ocena populacji</text:span></text:p>
          </draw:text-box>
        </draw:frame>
        <draw:frame draw:style-name="gr14" draw:text-style-name="P2" draw:layer="layout" svg:width="2.229cm" svg:height="0.8cm" svg:x="9.871cm" svg:y="17.8cm">
          <draw:text-box>
            <text:p text:style-name="P1"><text:span text:style-name="T1">Selekcja</text:span></text:p>
          </draw:text-box>
        </draw:frame>
        <draw:custom-shape draw:style-name="gr12" draw:text-style-name="P2" xml:id="id10" draw:id="id10" draw:layer="layout" svg:width="7.4cm" svg:height="2.9cm" svg:x="7.3cm" svg:y="8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2" xml:id="id15" draw:id="id15" draw:layer="layout" svg:width="2.9cm" svg:height="1.4cm" svg:x="9.587cm" svg:y="5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xml:id="id12" draw:id="id12" draw:layer="layout" svg:width="4.9cm" svg:height="1.2cm" svg:x="8.4cm" svg:y="13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xml:id="id13" draw:id="id13" draw:layer="layout" svg:width="4.6cm" svg:height="1.4cm" svg:x="8.6cm" svg:y="15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xml:id="id14" draw:id="id14" draw:layer="layout" svg:width="2.553cm" svg:height="0.9cm" svg:x="9.626cm" svg:y="17.8cm">
          <text:p/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1.899cm" svg:height="0.763cm" svg:x="15.5cm" svg:y="17.869cm">
          <draw:text-box>
            <text:p><text:span text:style-name="T1">Koniec</text:span></text:p>
          </draw:text-box>
        </draw:frame>
        <draw:custom-shape draw:style-name="gr12" draw:text-style-name="P2" xml:id="id11" draw:id="id11" draw:layer="layout" svg:width="1.8cm" svg:height="1.1cm" svg:x="15.562cm" svg:y="17.7cm">
          <text:p/>
          <draw:enhanced-geometry svg:viewBox="0 0 21600 21600" draw:type="rectangle" draw:enhanced-path="M 0 0 L 21600 0 21600 21600 0 21600 0 0 Z N"/>
        </draw:custom-shape>
        <draw:connector draw:style-name="gr13" draw:text-style-name="P2" draw:layer="layout" svg:x1="14.7cm" svg:y1="9.75cm" svg:x2="16.462cm" svg:y2="17.7cm" draw:start-shape="id10" draw:start-glue-point="7" draw:end-shape="id11" draw:end-glue-point="0" svg:d="M14700 9750h1762v7950" svg:viewBox="0 0 1763 7951">
          <text:p/>
        </draw:connector>
        <draw:connector draw:style-name="gr13" draw:text-style-name="P2" draw:layer="layout" svg:x1="7.3cm" svg:y1="9.75cm" svg:x2="10.85cm" svg:y2="13.3cm" draw:start-shape="id10" draw:start-glue-point="5" draw:end-shape="id12" draw:end-glue-point="0" svg:d="M7300 9750h-501v2501h4051v1049" svg:viewBox="0 0 4052 3551">
          <text:p/>
        </draw:connector>
        <draw:connector draw:style-name="gr13" draw:text-style-name="P2" draw:layer="layout" svg:x1="10.85cm" svg:y1="14.5cm" svg:x2="10.9cm" svg:y2="15.3cm" draw:start-shape="id12" draw:start-glue-point="2" draw:end-shape="id13" draw:end-glue-point="0" svg:d="M10850 14500v400h50v400" svg:viewBox="0 0 51 801">
          <text:p/>
        </draw:connector>
        <draw:connector draw:style-name="gr13" draw:text-style-name="P2" draw:layer="layout" svg:x1="10.9cm" svg:y1="16.7cm" svg:x2="10.902cm" svg:y2="17.8cm" draw:start-shape="id13" draw:start-glue-point="2" draw:end-shape="id14" draw:end-glue-point="0" svg:d="M10900 16700v550h2v550" svg:viewBox="0 0 3 1101">
          <text:p/>
        </draw:connector>
        <draw:connector draw:style-name="gr13" draw:text-style-name="P2" draw:layer="layout" draw:line-skew="0cm -7.079cm" svg:x1="10.902cm" svg:y1="18.7cm" svg:x2="11.083cm" svg:y2="7.379cm" draw:start-shape="id14" draw:start-glue-point="2" svg:d="M10902 18700v501h-5302v-11822h5483" svg:viewBox="0 0 5484 11823">
          <text:p/>
        </draw:connector>
        <draw:frame draw:style-name="gr11" draw:text-style-name="P3" draw:layer="layout" svg:width="5.87cm" svg:height="0.763cm" svg:x="7.93cm" svg:y="9.337cm">
          <draw:text-box>
            <text:p><text:span text:style-name="T1">Warunek stopu spełniony?</text:span></text:p>
          </draw:text-box>
        </draw:frame>
        <draw:connector draw:style-name="gr15" draw:text-style-name="P1" draw:layer="layout" draw:line-skew="-0.8cm" svg:x1="11.037cm" svg:y1="6.7cm" svg:x2="11cm" svg:y2="8.3cm" draw:start-shape="id15" draw:start-glue-point="2" draw:end-shape="id10" draw:end-glue-point="4" svg:d="M11037 6700h-37v1600" svg:viewBox="0 0 38 1601">
          <text:p/>
        </draw:connector>
        <draw:frame draw:style-name="gr11" draw:text-style-name="P4" draw:layer="layout" svg:width="1.272cm" svg:height="0.806cm" svg:x="15cm" svg:y="9.1cm">
          <draw:text-box>
            <text:p><text:span text:style-name="T2">Tak</text:span></text:p>
          </draw:text-box>
        </draw:frame>
        <draw:frame draw:style-name="gr11" draw:text-style-name="P4" draw:layer="layout" svg:width="1.247cm" svg:height="0.806cm" svg:x="6.5cm" svg:y="8.894cm">
          <draw:text-box>
            <text:p><text:span text:style-name="T2">Nie</text:span></text:p>
          </draw:text-box>
        </draw:frame>
      </draw:page>
      <draw:page draw:name="page4" draw:style-name="dp1" draw:master-page-name="Domyślnie">
        <draw:frame draw:style-name="gr11" draw:text-style-name="P2" draw:layer="layout" svg:width="3.55cm" svg:height="0.763cm" svg:x="9.106cm" svg:y="11.8cm">
          <draw:text-box>
            <text:p text:style-name="P1"><text:span text:style-name="T1">Decyzja o akcji</text:span></text:p>
          </draw:text-box>
        </draw:frame>
        <draw:frame draw:style-name="gr14" draw:text-style-name="P2" xml:id="id22" draw:id="id22" draw:layer="layout" svg:width="5.074cm" svg:height="0.8cm" svg:x="8.245cm" svg:y="16.8cm">
          <draw:text-box>
            <text:p text:style-name="P1"><text:span text:style-name="T1">Przemieszaj populację</text:span></text:p>
          </draw:text-box>
        </draw:frame>
        <draw:custom-shape draw:style-name="gr12" draw:text-style-name="P2" xml:id="id16" draw:id="id16" draw:layer="layout" svg:width="4.9cm" svg:height="1.2cm" svg:x="8.3cm" svg:y="11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xml:id="id20" draw:id="id20" draw:layer="layout" svg:width="5.43cm" svg:height="0.9cm" svg:x="8cm" svg:y="16.8cm">
          <text:p/>
          <draw:enhanced-geometry svg:viewBox="0 0 21600 21600" draw:type="rectangle" draw:enhanced-path="M 0 0 L 21600 0 21600 21600 0 21600 0 0 Z N"/>
        </draw:custom-shape>
        <draw:connector draw:style-name="gr13" draw:text-style-name="P2" draw:layer="layout" svg:x1="10.75cm" svg:y1="12.7cm" svg:x2="7.577cm" svg:y2="14.5cm" draw:start-shape="id16" draw:start-glue-point="2" draw:end-shape="id17" draw:end-glue-point="0" svg:d="M10750 12700v900h-3173v900" svg:viewBox="0 0 3174 1801">
          <text:p/>
        </draw:connector>
        <draw:frame draw:style-name="gr14" draw:text-style-name="P2" xml:id="id19" draw:id="id19" draw:layer="layout" svg:width="1.755cm" svg:height="0.8cm" svg:x="12.875cm" svg:y="14.6cm">
          <draw:text-box>
            <text:p text:style-name="P1"><text:span text:style-name="T1">Walka</text:span></text:p>
          </draw:text-box>
        </draw:frame>
        <draw:custom-shape draw:style-name="gr12" draw:text-style-name="P2" xml:id="id21" draw:id="id21" draw:layer="layout" svg:width="1.93cm" svg:height="0.9cm" svg:x="12.7cm" svg:y="14.5cm">
          <text:p/>
          <draw:enhanced-geometry svg:viewBox="0 0 21600 21600" draw:type="rectangle" draw:enhanced-path="M 0 0 L 21600 0 21600 21600 0 21600 0 0 Z N"/>
        </draw:custom-shape>
        <draw:frame draw:style-name="gr16" draw:text-style-name="P2" draw:layer="layout" svg:width="1.924cm" svg:height="0.763cm" svg:x="6.6cm" svg:y="14.6cm">
          <draw:text-box>
            <text:p text:style-name="P1"><text:span text:style-name="T1">Śmierć</text:span></text:p>
          </draw:text-box>
        </draw:frame>
        <draw:custom-shape draw:style-name="gr12" draw:text-style-name="P2" xml:id="id17" draw:id="id17" draw:layer="layout" svg:width="1.93cm" svg:height="0.9cm" svg:x="6.612cm" svg:y="14.5cm">
          <text:p/>
          <draw:enhanced-geometry svg:viewBox="0 0 21600 21600" draw:type="rectangle" draw:enhanced-path="M 0 0 L 21600 0 21600 21600 0 21600 0 0 Z N"/>
        </draw:custom-shape>
        <draw:frame draw:style-name="gr14" draw:text-style-name="P2" draw:layer="layout" svg:width="3.067cm" svg:height="0.8cm" svg:x="9.233cm" svg:y="14.427cm">
          <draw:text-box>
            <text:p text:style-name="P1"><text:span text:style-name="T1">Reprodukcja</text:span></text:p>
          </draw:text-box>
        </draw:frame>
        <draw:custom-shape draw:style-name="gr12" draw:text-style-name="P2" xml:id="id18" draw:id="id18" draw:layer="layout" svg:width="3.03cm" svg:height="0.9cm" svg:x="9.205cm" svg:y="14.4cm">
          <text:p/>
          <draw:enhanced-geometry svg:viewBox="0 0 21600 21600" draw:type="rectangle" draw:enhanced-path="M 0 0 L 21600 0 21600 21600 0 21600 0 0 Z N"/>
        </draw:custom-shape>
        <draw:connector draw:style-name="gr15" draw:text-style-name="P1" draw:layer="layout" svg:x1="10.75cm" svg:y1="12.7cm" svg:x2="10.72cm" svg:y2="14.4cm" draw:start-shape="id16" draw:start-glue-point="2" draw:end-shape="id18" draw:end-glue-point="0" svg:d="M10750 12700v850h-30v850" svg:viewBox="0 0 31 1701">
          <text:p/>
        </draw:connector>
        <draw:connector draw:style-name="gr15" draw:text-style-name="P1" draw:layer="layout" svg:x1="10.75cm" svg:y1="12.7cm" svg:x2="13.752cm" svg:y2="14.6cm" draw:start-shape="id16" draw:start-glue-point="2" draw:end-shape="id19" svg:d="M10750 12700v951h3002v949" svg:viewBox="0 0 3003 1901">
          <text:p/>
        </draw:connector>
        <draw:connector draw:style-name="gr15" draw:text-style-name="P1" draw:layer="layout" svg:x1="7.577cm" svg:y1="15.4cm" svg:x2="10.715cm" svg:y2="16.8cm" draw:start-shape="id17" draw:start-glue-point="2" draw:end-shape="id20" draw:end-glue-point="0" svg:d="M7577 15400v700h3138v700" svg:viewBox="0 0 3139 1401">
          <text:p/>
        </draw:connector>
        <draw:connector draw:style-name="gr15" draw:text-style-name="P1" draw:layer="layout" svg:x1="10.72cm" svg:y1="15.3cm" svg:x2="10.715cm" svg:y2="16.8cm" draw:start-shape="id18" draw:start-glue-point="2" draw:end-shape="id20" draw:end-glue-point="0" svg:d="M10720 15300v750h-5v750" svg:viewBox="0 0 6 1501">
          <text:p/>
        </draw:connector>
        <draw:connector draw:style-name="gr15" draw:text-style-name="P1" draw:layer="layout" svg:x1="13.665cm" svg:y1="15.4cm" svg:x2="10.782cm" svg:y2="16.8cm" draw:start-shape="id21" draw:start-glue-point="2" draw:end-shape="id22" svg:d="M13665 15400v701h-2883v699" svg:viewBox="0 0 2884 1401">
          <text:p/>
        </draw:connector>
        <draw:connector draw:style-name="gr15" draw:text-style-name="P1" draw:layer="layout" draw:line-skew="-2.399cm" svg:x1="8cm" svg:y1="17.25cm" svg:x2="8.3cm" svg:y2="12.1cm" draw:start-shape="id20" draw:start-glue-point="3" draw:end-shape="id16" draw:end-glue-point="3" svg:d="M8000 17250h-2900v-5150h3200" svg:viewBox="0 0 3201 5151">
          <text:p/>
        </draw:connector>
      </draw:page>
      <draw:page draw:name="page5" draw:style-name="dp1" draw:master-page-name="Domyślnie">
        <draw:custom-shape draw:style-name="gr17" draw:text-style-name="P1" draw:layer="layout" svg:width="4.6cm" svg:height="1.3cm" svg:x="7.822cm" svg:y="4.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6cm" svg:height="1.3cm" svg:x="2.1cm" svg:y="4.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4.6cm" svg:height="1.3cm" svg:x="13.932cm" svg:y="4.7cm">
          <text:p/>
          <draw:enhanced-geometry svg:viewBox="0 0 21600 21600" draw:type="rectangle" draw:enhanced-path="M 0 0 L 21600 0 21600 21600 0 21600 0 0 Z N"/>
        </draw:custom-shape>
        <draw:line draw:style-name="gr19" draw:text-style-name="P1" draw:layer="layout" svg:x1="7.2cm" svg:y1="5cm" svg:x2="7.2cm" svg:y2="5.7cm">
          <text:p/>
        </draw:line>
        <draw:line draw:style-name="gr19" draw:text-style-name="P1" draw:layer="layout" svg:x1="7.578cm" svg:y1="5.343cm" svg:x2="6.878cm" svg:y2="5.326cm">
          <text:p/>
        </draw:line>
        <draw:line draw:style-name="gr19" draw:text-style-name="P1" draw:layer="layout" svg:x1="13.518cm" svg:y1="5.475cm" svg:x2="12.818cm" svg:y2="5.458cm">
          <text:p/>
        </draw:line>
        <draw:line draw:style-name="gr19" draw:text-style-name="P1" draw:layer="layout" svg:x1="13.518cm" svg:y1="5.221cm" svg:x2="12.818cm" svg:y2="5.204cm">
          <text:p/>
        </draw:line>
        <draw:custom-shape draw:style-name="gr20" draw:text-style-name="P1" draw:layer="layout" svg:width="1.6cm" svg:height="1.3cm" svg:x="7.822cm" svg:y="4.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6cm" svg:height="1.3cm" svg:x="2.1cm" svg:y="4.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6cm" svg:height="1.3cm" svg:x="13.9cm" svg:y="4.7cm">
          <text:p/>
          <draw:enhanced-geometry svg:viewBox="0 0 21600 21600" draw:type="rectangle" draw:enhanced-path="M 0 0 L 21600 0 21600 21600 0 21600 0 0 Z N"/>
        </draw:custom-shape>
        <draw:frame draw:style-name="gr22" draw:layer="layout" svg:width="2.966cm" svg:height="0.962cm" svg:x="3cm" svg:y="3.8cm">
          <draw:text-box>
            <text:p>Rodzic 1</text:p>
          </draw:text-box>
        </draw:frame>
        <draw:frame draw:style-name="gr22" draw:layer="layout" svg:width="2.966cm" svg:height="0.962cm" svg:x="8.6cm" svg:y="3.816cm">
          <draw:text-box>
            <text:p>Rodzic 2</text:p>
          </draw:text-box>
        </draw:frame>
        <draw:frame draw:style-name="gr22" draw:layer="layout" svg:width="3.004cm" svg:height="0.962cm" svg:x="14.634cm" svg:y="3.8cm">
          <draw:text-box>
            <text:p>Potomek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_20_1" draw:display-name="Arrowhead 1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2T16:47:40.159673959</meta:creation-date>
    <dc:date>2015-08-26T12:40:13.318672659</dc:date>
    <meta:editing-duration>PT29M48S</meta:editing-duration>
    <meta:editing-cycles>11</meta:editing-cycles>
    <meta:generator>LibreOffice/4.2.8.2$Linux_X86_64 LibreOffice_project/420m0$Build-2</meta:generator>
    <meta:document-statistic meta:object-count="107"/>
  </office:meta>
</office:document-meta>
</file>

<file path=Object 1/content.xml><?xml version="1.0" encoding="utf-8"?>
<math xmlns="http://www.w3.org/1998/Math/MathML" display="block">
  <semantics>
    <mover accent="true">
      <msub>
        <mi>v</mi>
        <mi>t</mi>
      </msub>
      <mo stretchy="false">⃗</mo>
    </mover>
    <annotation encoding="StarMath 5.0">vec v_t</annotation>
  </semantics>
</math>
</file>

<file path=Object 10/content.xml><?xml version="1.0" encoding="utf-8"?>
<math xmlns="http://www.w3.org/1998/Math/MathML" display="block">
  <semantics>
    <mrow>
      <mi mathvariant="normal">ω</mi>
      <mrow>
        <mo fence="true" stretchy="false">(</mo>
        <mrow>
          <mrow>
            <mover accent="true">
              <msub>
                <mi>g</mi>
                <mi>b</mi>
              </msub>
              <mo stretchy="false">⃗</mo>
            </mover>
            <mo stretchy="false">−</mo>
            <mover accent="true">
              <msub>
                <mi>x</mi>
                <mi>t</mi>
              </msub>
              <mo stretchy="false">⃗</mo>
            </mover>
          </mrow>
        </mrow>
        <mo fence="true" stretchy="false">)</mo>
      </mrow>
    </mrow>
    <annotation encoding="StarMath 5.0">%omega(vec g_b - vec x_t)</annotation>
  </semantics>
</math>
</file>

<file path=Object 2/content.xml><?xml version="1.0" encoding="utf-8"?>
<math xmlns="http://www.w3.org/1998/Math/MathML" display="block">
  <semantics>
    <mover accent="true">
      <msub>
        <mi>x</mi>
        <mrow>
          <mi>t</mi>
          <mo stretchy="false">+</mo>
          <mn>1</mn>
        </mrow>
      </msub>
      <mo stretchy="false">⃗</mo>
    </mover>
    <annotation encoding="StarMath 5.0">vec{x}_{t+1}</annotation>
  </semantics>
</math>
</file>

<file path=Object 3/content.xml><?xml version="1.0" encoding="utf-8"?>
<math xmlns="http://www.w3.org/1998/Math/MathML" display="block">
  <semantics>
    <mover accent="true">
      <msub>
        <mi>p</mi>
        <mi>b</mi>
      </msub>
      <mo stretchy="false">⃗</mo>
    </mover>
    <annotation encoding="StarMath 5.0">vec p_b</annotation>
  </semantics>
</math>
</file>

<file path=Object 4/content.xml><?xml version="1.0" encoding="utf-8"?>
<math xmlns="http://www.w3.org/1998/Math/MathML" display="block">
  <semantics>
    <mover accent="true">
      <msub>
        <mi>g</mi>
        <mi>b</mi>
      </msub>
      <mo stretchy="false">⃗</mo>
    </mover>
    <annotation encoding="StarMath 5.0">vec g_b</annotation>
  </semantics>
</math>
</file>

<file path=Object 5/content.xml><?xml version="1.0" encoding="utf-8"?>
<math xmlns="http://www.w3.org/1998/Math/MathML" display="block">
  <semantics>
    <mrow>
      <mi mathvariant="normal">ω</mi>
      <mover accent="true">
        <msub>
          <mi>v</mi>
          <mi>t</mi>
        </msub>
        <mo stretchy="false">⃗</mo>
      </mover>
    </mrow>
    <annotation encoding="StarMath 5.0"> %omega vec v_t</annotation>
  </semantics>
</math>
</file>

<file path=Object 6/content.xml><?xml version="1.0" encoding="utf-8"?>
<math xmlns="http://www.w3.org/1998/Math/MathML" display="block">
  <semantics>
    <mrow>
      <mover accent="true">
        <msub>
          <mi>g</mi>
          <mi>b</mi>
        </msub>
        <mo stretchy="false">⃗</mo>
      </mover>
      <mo stretchy="false">−</mo>
      <mover accent="true">
        <msub>
          <mi>x</mi>
          <mi>t</mi>
        </msub>
        <mo stretchy="false">⃗</mo>
      </mover>
    </mrow>
    <annotation encoding="StarMath 5.0">vec g_b - vec x_t</annotation>
  </semantics>
</math>
</file>

<file path=Object 7/content.xml><?xml version="1.0" encoding="utf-8"?>
<math xmlns="http://www.w3.org/1998/Math/MathML" display="block">
  <semantics>
    <mrow>
      <mover accent="true">
        <msub>
          <mi>p</mi>
          <mi>b</mi>
        </msub>
        <mo stretchy="false">⃗</mo>
      </mover>
      <mo stretchy="false">−</mo>
      <mover accent="true">
        <msub>
          <mi>x</mi>
          <mi>t</mi>
        </msub>
        <mo stretchy="false">⃗</mo>
      </mover>
    </mrow>
    <annotation encoding="StarMath 5.0">vec p_b - vec x_t</annotation>
  </semantics>
</math>
</file>

<file path=Object 8/content.xml><?xml version="1.0" encoding="utf-8"?>
<math xmlns="http://www.w3.org/1998/Math/MathML" display="block">
  <semantics>
    <mover accent="true">
      <msub>
        <mi>x</mi>
        <mi>t</mi>
      </msub>
      <mo stretchy="false">⃗</mo>
    </mover>
    <annotation encoding="StarMath 5.0">vec x_t</annotation>
  </semantics>
</math>
</file>

<file path=Object 9/content.xml><?xml version="1.0" encoding="utf-8"?>
<math xmlns="http://www.w3.org/1998/Math/MathML" display="block">
  <semantics>
    <mrow>
      <mi mathvariant="normal">ω</mi>
      <mrow>
        <mo fence="true" stretchy="false">(</mo>
        <mrow>
          <mrow>
            <mover accent="true">
              <msub>
                <mi>p</mi>
                <mi>b</mi>
              </msub>
              <mo stretchy="false">⃗</mo>
            </mover>
            <mo stretchy="false">−</mo>
            <mover accent="true">
              <msub>
                <mi>x</mi>
                <mi>t</mi>
              </msub>
              <mo stretchy="false">⃗</mo>
            </mover>
          </mrow>
        </mrow>
        <mo fence="true" stretchy="false">)</mo>
      </mrow>
    </mrow>
    <annotation encoding="StarMath 5.0">%omega(vec p_b - vec x_t)</annotation>
  </semantics>
</math>
</file>